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C++ find-free</text:p>
          </table:table-cell>
          <table:table-cell office:value-type="string">
            <text:p>C++ find-sets</text:p>
          </table:table-cell>
          <table:table-cell office:value-type="string">
            <text:p>C++ set-union</text:p>
          </table:table-cell>
          <table:table-cell office:value-type="string">
            <text:p>$append-map1-with-tail-sum</text:p>
            <text:p>append-&gt;append!</text:p>
          </table:table-cell>
          <table:table-cell office:value-type="string">
            <text:p>alist-&gt;eq-hash-table</text:p>
          </table:table-cell>
          <table:table-cell office:value-type="string">
            <text:p>set-union</text:p>
            <text:p>eq-hash-table</text:p>
          </table:table-cell>
          <table:table-cell office:value-type="string">
            <text:p>append-&gt;append2</text:p>
          </table:table-cell>
          <table:table-cell office:value-type="string">
            <text:p>code-builder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Mosh</text:p>
          </table:table-cell>
          <table:table-cell office:value-type="float" office:value="12.285">
            <text:p>12.29</text:p>
          </table:table-cell>
          <table:table-cell office:value-type="float" office:value="10.054">
            <text:p>10.05</text:p>
          </table:table-cell>
          <table:table-cell office:value-type="float" office:value="9.548">
            <text:p>9.55</text:p>
          </table:table-cell>
          <table:table-cell office:value-type="float" office:value="9.528">
            <text:p>9.53</text:p>
          </table:table-cell>
          <table:table-cell office:value-type="float" office:value="7.573">
            <text:p>7.57</text:p>
          </table:table-cell>
          <table:table-cell office:value-type="float" office:value="5.984">
            <text:p>5.98</text:p>
          </table:table-cell>
          <table:table-cell office:value-type="float" office:value="4.396">
            <text:p>4.4</text:p>
          </table:table-cell>
          <table:table-cell office:value-type="float" office:value="4.3">
            <text:p>4.3</text:p>
          </table:table-cell>
          <table:table-cell office:value-type="float" office:value="3.051">
            <text:p>3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8" office:value-type="float" office:value="0.442">
            <text:p>0.44</text:p>
          </table:table-cell>
          <table:table-cell table:number-columns-repeated="8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5cm" table:end-y="0.353cm" draw:z-index="0" draw:style-name="gr1" svg:width="25.531cm" svg:height="14.847cm" svg:x="0cm" svg:y="0.3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008/06/27</text:date>, <text:time>00:0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6-27T00:07:23</dc:date>
    <meta:editing-cycles>13</meta:editing-cycles>
    <meta:editing-duration>P1DT0H15M28S</meta:editing-duration>
    <meta:user-defined meta:name="Info 1"/>
    <meta:user-defined meta:name="Info 2"/>
    <meta:user-defined meta:name="Info 3"/>
    <meta:user-defined meta:name="Info 4"/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9cm" svg:height="7.016cm" chart:class="chart:line" chart:style-name="ch1">
        <chart:title svg:x="3.785cm" svg:y="0.143cm" chart:style-name="ch2">
          <text:p>psyntax.pp</text:p>
        </chart:title>
        <chart:legend chart:legend-position="end" svg:x="7.996cm" svg:y="3.037cm" chart:style-name="ch3"/>
        <chart:plot-area chart:style-name="ch4" table:cell-range-address="表1.C3:表1.AG5 表1.B4:表1.AG5 表1.B3:表1.B3" chart:data-source-has-labels="both" svg:x="0.15cm" svg:y="0.783cm" svg:width="7.637cm" svg:height="5.95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206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++ find-free</text:p>
              </table:table-cell>
              <table:table-cell office:value-type="string">
                <text:p>C++ find-sets</text:p>
              </table:table-cell>
              <table:table-cell office:value-type="string">
                <text:p>C++ set-union</text:p>
              </table:table-cell>
              <table:table-cell office:value-type="string">
                <text:p>$append-map1-with-tail-sum
append-&gt;append!</text:p>
              </table:table-cell>
              <table:table-cell office:value-type="string">
                <text:p>alist-&gt;eq-hash-table</text:p>
              </table:table-cell>
              <table:table-cell office:value-type="string">
                <text:p>set-union
eq-hash-table</text:p>
              </table:table-cell>
              <table:table-cell office:value-type="string">
                <text:p>append-&gt;append2</text:p>
              </table:table-cell>
              <table:table-cell office:value-type="string">
                <text:p>code-builde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2.285">
                <text:p>12.285</text:p>
              </table:table-cell>
              <table:table-cell office:value-type="float" office:value="10.054">
                <text:p>10.054</text:p>
              </table:table-cell>
              <table:table-cell office:value-type="float" office:value="9.548">
                <text:p>9.548</text:p>
              </table:table-cell>
              <table:table-cell office:value-type="float" office:value="9.528">
                <text:p>9.528</text:p>
              </table:table-cell>
              <table:table-cell office:value-type="float" office:value="7.573">
                <text:p>7.573</text:p>
              </table:table-cell>
              <table:table-cell office:value-type="float" office:value="5.984">
                <text:p>5.984</text:p>
              </table:table-cell>
              <table:table-cell office:value-type="float" office:value="4.396">
                <text:p>4.396</text:p>
              </table:table-cell>
              <table:table-cell office:value-type="float" office:value="4.3">
                <text:p>4.3</text:p>
              </table:table-cell>
              <table:table-cell office:value-type="float" office:value="3.051">
                <text:p>3.0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